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cc4e" officeooo:paragraph-rsid="0012cc4e"/>
    </style:style>
    <style:style style:name="P2" style:family="paragraph" style:parent-style-name="Standard">
      <style:text-properties officeooo:rsid="0012cc4e" officeooo:paragraph-rsid="0013d240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2cc4e" officeooo:paragraph-rsid="0013d240" style:font-weight-asian="bold" style:font-weight-complex="bold"/>
    </style:style>
    <style:style style:name="T1" style:family="text">
      <style:text-properties officeooo:rsid="0013d2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EETING 27/09/2014</text:span></text:p>
      <text:p text:style-name="P2"/>
      <text:p text:style-name="P2">- look for methods to filter out data</text:p>
      <text:p text:style-name="P1">- be careful in terms of outliers</text:p>
      <text:p text:style-name="P1"><text:tab/>- keep it simple for now</text:p>
      <text:p text:style-name="P1"><text:tab/>- simple heuristic: thresholds</text:p>
      <text:p text:style-name="P1">- get data ASAP</text:p>
      <text:p text:style-name="P1"><text:tab/>- 10 samples * 3 peo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9:12:14.431240525</meta:creation-date>
    <dc:date>2014-09-27T19:12:56.676675356</dc:date>
    <meta:editing-duration>PT13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7" meta:word-count="37" meta:character-count="188" meta:non-whitespace-character-count="150"/>
  </office:meta>
</office:document-meta>
</file>